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5cm" svg:height="13.75cm" svg:x="19.75cm" svg:y="1.75cm">
          <text:p text:style-name="P1"><text:span text:style-name="T1">Processing on</text:span></text:p>
          <text:p text:style-name="P1"><text:span text:style-name="T1">compute nod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cm" svg:height="13.75cm" svg:x="1.5cm" svg:y="1.75cm">
          <text:p text:style-name="P2"><text:span text:style-name="T1">Processing on head 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2cm" svg:height="8.25cm" svg:x="2.5cm" svg:y="4.5cm">
          <draw:glue-point draw:id="8" svg:x="5cm" svg:y="-4.393cm"/>
          <draw:glue-point draw:id="9" svg:x="5cm" svg:y="-2.878cm"/>
          <draw:glue-point draw:id="10" svg:x="5cm" svg:y="-0.757cm"/>
          <draw:glue-point draw:id="11" svg:x="5cm" svg:y="0.757cm"/>
          <draw:glue-point draw:id="12" svg:x="5cm" svg:y="2.878cm"/>
          <draw:glue-point draw:id="13" svg:x="5cm" svg:y="4.393cm"/>
          <text:p text:style-name="P3"><text:span text:style-name="T2">Control</text:span></text:p>
          <text:p text:style-name="P3"><text:span text:style-name="T2">Reci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cm" svg:height="1cm" svg:x="2.5cm" svg:y="2.7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8" draw:layer="layout" svg:width="2cm" svg:height="1cm" svg:x="2.5cm" svg:y="13.5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7" draw:layer="layout" svg:width="2cm" svg:height="1cm" svg:x="5cm" svg:y="4.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4" draw:layer="layout" svg:width="2cm" svg:height="1cm" svg:x="10.75cm" svg:y="6.2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2" draw:layer="layout" svg:width="2cm" svg:height="1cm" svg:x="10.75cm" svg:y="8.7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8" draw:layer="layout" svg:width="2cm" svg:height="1cm" svg:x="5cm" svg:y="5.75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1" draw:layer="layout" svg:width="2.25cm" svg:height="2.25cm" svg:x="7.5cm" svg:y="4.5cm">
          <draw:glue-point draw:id="8" svg:x="-5cm" svg:y="-2.777cm"/>
          <draw:glue-point draw:id="9" svg:x="-5cm" svg:y="2.777cm"/>
          <text:p text:style-name="P3"><text:span text:style-name="T2">Recipe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.5cm" svg:y1="3.75cm" svg:x2="3.5cm" svg:y2="4.5cm">
          <text:p/>
        </draw:line>
        <draw:custom-shape draw:style-name="gr2" draw:text-style-name="P4" draw:id="id10" draw:layer="layout" svg:width="2cm" svg:height="1cm" svg:x="5cm" svg:y="7.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9" draw:layer="layout" svg:width="2cm" svg:height="1cm" svg:x="5cm" svg:y="8.75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" draw:layer="layout" svg:width="2.25cm" svg:height="2.25cm" svg:x="7.5cm" svg:y="7.5cm">
          <draw:glue-point draw:id="8" svg:x="5cm" svg:y="-3.888cm"/>
          <draw:glue-point draw:id="9" svg:x="5cm" svg:y="-1.666cm"/>
          <draw:glue-point draw:id="10" svg:x="5cm" svg:y="1.666cm"/>
          <draw:glue-point draw:id="11" svg:x="5cm" svg:y="3.222cm"/>
          <draw:glue-point draw:id="12" svg:x="5cm" svg:y="1.666cm"/>
          <draw:glue-point draw:id="13" svg:x="5.008cm" svg:y="-3.155cm"/>
          <draw:glue-point draw:id="14" svg:x="-5cm" svg:y="2.777cm"/>
          <draw:glue-point draw:id="15" svg:x="-5cm" svg:y="-2.777cm"/>
          <text:p text:style-name="P3"><text:span text:style-name="T2">Recipe 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4" draw:id="id12" draw:layer="layout" svg:width="2.25cm" svg:height="2.25cm" svg:x="13.25cm" svg:y="6.25cm">
          <draw:glue-point draw:id="8" svg:x="-5cm" svg:y="-2.777cm"/>
          <draw:glue-point draw:id="9" svg:x="-5cm" svg:y="2.777cm"/>
          <text:p text:style-name="P3"><text:span text:style-name="T2">Recipe 2.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3" draw:layer="layout" svg:width="2.25cm" svg:height="2.25cm" svg:x="13.25cm" svg:y="8.75cm">
          <draw:glue-point draw:id="8" svg:x="-5cm" svg:y="-2.777cm"/>
          <draw:glue-point draw:id="9" svg:x="-5cm" svg:y="2.777cm"/>
          <text:p text:style-name="P3"><text:span text:style-name="T2">Recipe 2.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3" draw:layer="layout" svg:width="2cm" svg:height="1cm" svg:x="10.75cm" svg:y="10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5" draw:layer="layout" svg:width="2cm" svg:height="1cm" svg:x="10.75cm" svg:y="7.5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draw:line-skew="0.13cm" svg:x1="9.75cm" svg:y1="8.999cm" svg:x2="10.95cm" svg:y2="9.25cm" draw:start-shape="id1" draw:start-glue-point="10" draw:end-shape="id2" draw:end-glue-point="6" svg:d="m9750 8999h631v251h569">
          <text:p/>
        </draw:connector>
        <draw:connector draw:style-name="gr3" draw:text-style-name="P3" draw:layer="layout" draw:line-skew="0.751cm -1.002cm -2.916cm" svg:x1="10.95cm" svg:y1="10.5cm" svg:x2="9.75cm" svg:y2="9.349cm" draw:start-shape="id3" draw:start-glue-point="6" draw:end-shape="id1" draw:end-glue-point="11" svg:d="m10950 10500h50v0h-664v-1151h-586">
          <text:p/>
        </draw:connector>
        <draw:connector draw:style-name="gr3" draw:text-style-name="P3" draw:layer="layout" draw:line-skew="-2.916cm 1.001cm 0.251cm" svg:x1="9.75cm" svg:y1="7.916cm" svg:x2="10.95cm" svg:y2="6.75cm" draw:start-shape="id1" draw:start-glue-point="13" draw:end-shape="id4" draw:end-glue-point="6" svg:d="m9750 7916h586v-1166h164v0h450">
          <text:p/>
        </draw:connector>
        <draw:connector draw:style-name="gr3" draw:text-style-name="P3" draw:layer="layout" draw:line-skew="0.108cm" svg:x1="10.95cm" svg:y1="8cm" svg:x2="9.75cm" svg:y2="8.251cm" draw:start-shape="id5" draw:start-glue-point="6" draw:end-shape="id1" draw:end-glue-point="9" svg:d="m10950 8000h-591v251h-609">
          <text:p/>
        </draw:connector>
        <draw:connector draw:style-name="gr3" draw:text-style-name="P3" draw:layer="layout" draw:type="line" svg:x1="4.5cm" svg:y1="5.001cm" svg:x2="5.2cm" svg:y2="5cm" draw:start-shape="id6" draw:start-glue-point="8" draw:end-shape="id7" draw:end-glue-point="6" svg:d="m4500 5001 700-1">
          <text:p/>
        </draw:connector>
        <draw:connector draw:style-name="gr3" draw:text-style-name="P3" draw:layer="layout" draw:type="line" svg:x1="5.2cm" svg:y1="6.25cm" svg:x2="4.5cm" svg:y2="6.251cm" draw:start-shape="id8" draw:start-glue-point="6" draw:end-shape="id6" draw:end-glue-point="9" svg:d="m5200 6250-700 1">
          <text:p/>
        </draw:connector>
        <draw:connector draw:style-name="gr3" draw:text-style-name="P3" draw:layer="layout" draw:type="line" svg:x1="5.2cm" svg:y1="9.25cm" svg:x2="4.5cm" svg:y2="9.249cm" draw:start-shape="id9" draw:start-glue-point="6" draw:end-shape="id6" draw:end-glue-point="11" svg:d="m5200 9250-700-1">
          <text:p/>
        </draw:connector>
        <draw:connector draw:style-name="gr3" draw:text-style-name="P3" draw:layer="layout" draw:type="line" svg:x1="5.2cm" svg:y1="8cm" svg:x2="4.5cm" svg:y2="8.001cm" draw:start-shape="id10" draw:start-glue-point="6" draw:end-shape="id6" draw:end-glue-point="10" svg:d="m5200 8000-700 1">
          <text:p/>
        </draw:connector>
        <draw:connector draw:style-name="gr3" draw:text-style-name="P3" draw:layer="layout" draw:type="line" svg:x1="6.797cm" svg:y1="8cm" svg:x2="7.5cm" svg:y2="8.001cm" draw:start-shape="id10" draw:start-glue-point="9" draw:end-shape="id1" draw:end-glue-point="15" svg:d="m6797 8000 703 1">
          <text:p/>
        </draw:connector>
        <draw:connector draw:style-name="gr3" draw:text-style-name="P3" draw:layer="layout" draw:type="line" svg:x1="6.797cm" svg:y1="9.25cm" svg:x2="7.5cm" svg:y2="9.249cm" draw:start-shape="id9" draw:start-glue-point="9" draw:end-shape="id1" draw:end-glue-point="14" svg:d="m6797 9250 703-1">
          <text:p/>
        </draw:connector>
        <draw:connector draw:style-name="gr3" draw:text-style-name="P3" draw:layer="layout" draw:type="line" svg:x1="6.797cm" svg:y1="5cm" svg:x2="7.5cm" svg:y2="5.001cm" draw:start-shape="id7" draw:start-glue-point="9" draw:end-shape="id11" draw:end-glue-point="8" svg:d="m6797 5000 703 1">
          <text:p/>
        </draw:connector>
        <draw:connector draw:style-name="gr3" draw:text-style-name="P3" draw:layer="layout" draw:type="line" svg:x1="7.5cm" svg:y1="6.249cm" svg:x2="6.797cm" svg:y2="6.25cm" draw:start-shape="id11" draw:start-glue-point="9" draw:end-shape="id8" draw:end-glue-point="9" svg:d="m7500 6249-703 1">
          <text:p/>
        </draw:connector>
        <draw:connector draw:style-name="gr3" draw:text-style-name="P3" draw:layer="layout" draw:type="line" svg:x1="12.547cm" svg:y1="6.75cm" svg:x2="13.25cm" svg:y2="6.751cm" draw:start-shape="id4" draw:start-glue-point="9" draw:end-shape="id12" draw:end-glue-point="8" svg:d="m12547 6750 703 1">
          <text:p/>
        </draw:connector>
        <draw:connector draw:style-name="gr3" draw:text-style-name="P3" draw:layer="layout" draw:type="line" svg:x1="13.25cm" svg:y1="7.999cm" svg:x2="12.547cm" svg:y2="8cm" draw:start-shape="id12" draw:start-glue-point="9" draw:end-shape="id5" draw:end-glue-point="9" svg:d="m13250 7999-703 1">
          <text:p/>
        </draw:connector>
        <draw:connector draw:style-name="gr3" draw:text-style-name="P3" draw:layer="layout" draw:type="line" svg:x1="12.547cm" svg:y1="9.25cm" svg:x2="13.25cm" svg:y2="9.251cm" draw:start-shape="id2" draw:start-glue-point="9" draw:end-shape="id13" draw:end-glue-point="8" svg:d="m12547 9250 703 1">
          <text:p/>
        </draw:connector>
        <draw:connector draw:style-name="gr3" draw:text-style-name="P3" draw:layer="layout" draw:type="line" svg:x1="13.25cm" svg:y1="10.499cm" svg:x2="12.547cm" svg:y2="10.5cm" draw:start-shape="id13" draw:start-glue-point="9" draw:end-shape="id3" draw:end-glue-point="9" svg:d="m13250 10499-703 1">
          <text:p/>
        </draw:connector>
        <draw:custom-shape draw:style-name="gr2" draw:text-style-name="P4" draw:id="id14" draw:layer="layout" svg:width="2cm" svg:height="1cm" svg:x="5cm" svg:y="10.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6" draw:layer="layout" svg:width="2cm" svg:height="1cm" svg:x="5cm" svg:y="11.75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5" draw:layer="layout" svg:width="2.25cm" svg:height="2.25cm" svg:x="7.5cm" svg:y="10.5cm">
          <draw:glue-point draw:id="8" svg:x="-5cm" svg:y="-2.777cm"/>
          <draw:glue-point draw:id="9" svg:x="-5cm" svg:y="2.777cm"/>
          <text:p text:style-name="P3"><text:span text:style-name="T2">Recipe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6.797cm" svg:y1="11cm" svg:x2="7.5cm" svg:y2="11.001cm" draw:start-shape="id14" draw:start-glue-point="9" draw:end-shape="id15" draw:end-glue-point="8" svg:d="m6797 11000 703 1">
          <text:p/>
        </draw:connector>
        <draw:connector draw:style-name="gr3" draw:text-style-name="P3" draw:layer="layout" draw:type="line" svg:x1="7.5cm" svg:y1="12.249cm" svg:x2="6.797cm" svg:y2="12.25cm" draw:start-shape="id15" draw:start-glue-point="9" draw:end-shape="id16" draw:end-glue-point="9" svg:d="m7500 12249-703 1">
          <text:p/>
        </draw:connector>
        <draw:connector draw:style-name="gr3" draw:text-style-name="P3" draw:layer="layout" draw:type="line" svg:x1="4.5cm" svg:y1="10.999cm" svg:x2="5.2cm" svg:y2="11cm" draw:start-shape="id6" draw:start-glue-point="12" draw:end-shape="id14" draw:end-glue-point="6" svg:d="m4500 10999 700 1">
          <text:p/>
        </draw:connector>
        <draw:custom-shape draw:style-name="gr2" draw:text-style-name="P4" draw:id="id17" draw:layer="layout" svg:width="2.25cm" svg:height="2.25cm" svg:x="20.75cm" svg:y="10.5cm">
          <draw:glue-point draw:id="8" svg:x="-5cm" svg:y="-2.777cm"/>
          <draw:glue-point draw:id="9" svg:x="-5cm" svg:y="2.777cm"/>
          <text:p text:style-name="P3"><text:span text:style-name="T2">Node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1.75cm" svg:height="11.75cm" svg:x="17.25cm" svg:y="2.75cm">
          <text:p text:style-name="P3"><text:span text:style-name="T2">Network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75cm" svg:y1="11.625cm" svg:x2="20.75cm" svg:y2="11.625cm" draw:start-shape="id15" draw:start-glue-point="7" draw:end-shape="id17" draw:end-glue-point="3" svg:d="m9750 11625h11000">
          <text:p/>
        </draw:connector>
        <draw:frame draw:style-name="gr6" draw:text-style-name="P5" draw:layer="layout" svg:width="5.082cm" svg:height="0.725cm" svg:x="10.75cm" svg:y="11.525cm">
          <draw:text-box>
            <text:p text:style-name="P5"><text:span text:style-name="T2">IPython remote exection</text:span></text:p>
          </draw:text-box>
        </draw:frame>
        <draw:connector draw:style-name="gr3" draw:text-style-name="P3" draw:layer="layout" draw:type="line" svg:x1="5.2cm" svg:y1="12.25cm" svg:x2="4.5cm" svg:y2="12.249cm" draw:start-shape="id16" draw:start-glue-point="6" draw:end-shape="id6" draw:end-glue-point="13" svg:d="m5200 12250-700-1">
          <text:p/>
        </draw:connector>
        <draw:connector draw:style-name="gr3" draw:text-style-name="P3" draw:layer="layout" draw:type="line" svg:x1="3.5cm" svg:y1="12.75cm" svg:x2="3.5cm" svg:y2="13.5cm" draw:start-shape="id6" draw:start-glue-point="6" draw:end-shape="id18" draw:end-glue-point="5" svg:d="m3500 12750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25T17:52:31</meta:creation-date>
    <dc:date>2010-03-26T12:17:03</dc:date>
    <meta:editing-duration>PT00H20M43S</meta:editing-duration>
    <meta:editing-cycles>2</meta:editing-cycles>
    <meta:generator>OpenOffice.org/3.2$Unix OpenOffice.org_project/320m12$Build-9483</meta:generator>
    <meta:document-statistic meta:object-count="46"/>
  </office:meta>
</office:document-meta>
</file>